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Segoe UI Symbol" svg:font-family="&quot;Segoe UI Symbo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2F5496" style:font-name="Calibri Light" style:font-name-asian="Calibri Light" style:font-name-complex="Calibri Light" fo:font-size="16pt" style:font-size-asian="16pt" style:font-size-complex="16pt"/>
    </style:style>
    <style:style style:name="ce3" style:family="table-cell" style:parent-style-name="Default" style:data-style-name="N0">
      <style:table-cell-properties style:vertical-align="middle"/>
      <style:text-properties fo:color="#2F5496" style:font-name="Calibri Light" style:font-name-asian="Calibri Light" style:font-name-complex="Calibri Light" fo:font-size="13pt" style:font-size-asian="13pt" style:font-size-complex="13pt"/>
    </style:style>
    <style:style style:name="ce4" style:family="table-cell" style:parent-style-name="Default" style:data-style-name="N0">
      <style:table-cell-properties fo:border-top="2pt solid #FFFFFF" fo:border-bottom="2pt solid #FFFFFF" fo:border-left="2pt solid #FFFFFF" fo:border-right="none" style:vertical-align="middle" fo:wrap-option="wrap" fo:background-color="#5B9BD5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FFFFFF" fo:border-bottom="2pt solid #FFFFFF" fo:border-left="none" fo:border-right="none" style:vertical-align="middle" fo:wrap-option="wrap" fo:background-color="#5B9BD5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FFFFFF" fo:border-bottom="2pt solid #FFFFFF" fo:border-left="none" fo:border-right="2pt solid #FFFFFF" style:vertical-align="middle" fo:wrap-option="wrap" fo:background-color="#5B9BD5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2pt solid #FFFFFF" fo:border-right="2pt solid #FFFFFF" style:vertical-align="middle" fo:wrap-option="wrap" fo:background-color="#5B9BD5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FFFFFF" fo:border-left="2pt solid #FFFFFF" fo:border-right="2pt solid #FFFFFF" style:vertical-align="middle" fo:wrap-option="wrap" fo:background-color="#5B9BD5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FFFFFF" fo:border-left="none" fo:border-right="2pt solid #FFFFFF" style:vertical-align="middle" fo:wrap-option="wrap" fo:background-color="#DEEAF6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2pt solid #FFFFFF" fo:border-left="none" fo:border-right="2pt solid #FFFFFF" style:vertical-align="middle" fo:wrap-option="wrap" fo:background-color="#DEEAF6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fo:border-top="none" fo:border-bottom="2pt solid #FFFFFF" fo:border-left="none" fo:border-right="2pt solid #FFFFFF" style:vertical-align="middle" fo:wrap-option="wrap" fo:background-color="#DEEAF6" style:repeat-content="false"/>
      <style:paragraph-properties fo:text-align="center"/>
      <style:text-properties fo:color="#000000" style:font-name="Segoe UI Symbol" style:font-name-asian="Segoe UI Symbol" style:font-name-complex="Segoe UI Symbol"/>
    </style:style>
    <style:style style:name="ce12" style:family="table-cell" style:parent-style-name="Default" style:data-style-name="N19">
      <style:table-cell-properties fo:border-top="none" fo:border-bottom="2pt solid #FFFFFF" fo:border-left="none" fo:border-right="2pt solid #FFFFFF" style:vertical-align="middle" fo:wrap-option="wrap" fo:background-color="#DEEAF6" style:repeat-content="false"/>
      <style:paragraph-properties fo:text-align="center"/>
      <style:text-properties fo:color="#000000"/>
    </style:style>
    <style:style style:name="ce13" style:family="table-cell" style:parent-style-name="Default" style:data-style-name="N0">
      <style:table-cell-properties fo:border-top="2pt solid #FFFFFF" fo:border-bottom="none" fo:border-left="2pt solid #FFFFFF" fo:border-right="2pt solid #FFFFFF" style:vertical-align="middle" fo:wrap-option="wrap" fo:background-color="#5B9BD5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FFFFFF" fo:border-left="2pt solid #FFFFFF" fo:border-right="2pt solid #FFFFFF" style:vertical-align="middle" fo:wrap-option="wrap" fo:background-color="#5B9BD5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FFFFFF" fo:border-bottom="none" fo:border-left="2pt solid #FFFFFF" fo:border-right="2pt solid #FFFFFF" style:vertical-align="middle" fo:wrap-option="wrap" fo:background-color="#DEEAF6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fo:border-top="none" fo:border-bottom="2pt solid #FFFFFF" fo:border-left="2pt solid #FFFFFF" fo:border-right="2pt solid #FFFFFF" style:vertical-align="middle" fo:wrap-option="wrap" fo:background-color="#DEEAF6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-top="2pt solid #FFFFFF" fo:border-bottom="none" fo:border-left="2pt solid #FFFFFF" fo:border-right="2pt solid #FFFFFF" style:vertical-align="middle" fo:wrap-option="wrap" fo:background-color="#DEEAF6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2pt solid #FFFFFF" fo:border-left="2pt solid #FFFFFF" fo:border-right="2pt solid #FFFFFF" style:vertical-align="middle" fo:wrap-option="wrap" fo:background-color="#DEEAF6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FFFFFF" fo:border-bottom="none" fo:border-left="2pt solid #FFFFFF" fo:border-right="2pt solid #FFFFFF" style:vertical-align="middle" fo:wrap-option="wrap" fo:background-color="#DEEAF6" style:repeat-content="false"/>
      <style:paragraph-properties fo:text-align="center"/>
      <style:text-properties fo:color="#000000" style:font-name="Segoe UI Symbol" style:font-name-asian="Segoe UI Symbol" style:font-name-complex="Segoe UI Symbol"/>
    </style:style>
    <style:style style:name="ce20" style:family="table-cell" style:parent-style-name="Default" style:data-style-name="N0">
      <style:table-cell-properties fo:border-top="none" fo:border-bottom="2pt solid #FFFFFF" fo:border-left="2pt solid #FFFFFF" fo:border-right="2pt solid #FFFFFF" style:vertical-align="middle" fo:wrap-option="wrap" fo:background-color="#DEEAF6" style:repeat-content="false"/>
      <style:paragraph-properties fo:text-align="center"/>
      <style:text-properties fo:color="#000000" style:font-name="Segoe UI Symbol" style:font-name-asian="Segoe UI Symbol" style:font-name-complex="Segoe UI Symbol"/>
    </style:style>
    <style:style style:name="ce21" style:family="table-cell" style:parent-style-name="Default" style:data-style-name="N19">
      <style:table-cell-properties fo:border-top="2pt solid #FFFFFF" fo:border-bottom="none" fo:border-left="2pt solid #FFFFFF" fo:border-right="2pt solid #FFFFFF" style:vertical-align="middle" fo:wrap-option="wrap" fo:background-color="#DEEAF6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19">
      <style:table-cell-properties fo:border-top="none" fo:border-bottom="2pt solid #FFFFFF" fo:border-left="2pt solid #FFFFFF" fo:border-right="2pt solid #FFFFFF" style:vertical-align="middle" fo:wrap-option="wrap" fo:background-color="#DEEAF6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0">
      <style:table-cell-properties fo:border="2pt solid #FFFFFF" style:vertical-align="middle" fo:wrap-option="wrap" fo:background-color="#DEEAF6" style:repeat-content="false"/>
      <style:paragraph-properties fo:text-align="center"/>
      <style:text-properties fo:color="#000000"/>
    </style:style>
    <style:style style:name="ce24" style:family="table-cell" style:parent-style-name="Default" style:data-style-name="N0">
      <style:table-cell-properties fo:border="2pt solid #FFFFFF" style:vertical-align="middle" fo:wrap-option="wrap" fo:background-color="#DEEAF6" style:repeat-content="false"/>
      <style:paragraph-properties fo:text-align="center"/>
    </style:style>
    <style:style style:name="ce25" style:family="table-cell" style:parent-style-name="Default" style:data-style-name="N19">
      <style:table-cell-properties fo:border="2pt solid #FFFFFF" style:vertical-align="middle" fo:wrap-option="wrap" fo:background-color="#DEEAF6" style:repeat-content="false"/>
      <style:paragraph-properties fo:text-align="center"/>
      <style:text-properties fo:color="#000000"/>
    </style:style>
    <style:style style:name="ce26" style:family="table-cell" style:parent-style-name="Default" style:data-style-name="N0">
      <style:table-cell-properties fo:border="2pt solid #FFFFFF" style:vertical-align="middle" fo:wrap-option="wrap" fo:background-color="#5B9BD5"/>
      <style:text-properties fo:color="#FFFFFF" fo:font-weight="bold" style:font-weight-asian="bold" style:font-weight-complex="bold"/>
    </style:style>
    <style:style style:name="ce27" style:family="table-cell" style:parent-style-name="Default" style:data-style-name="N0">
      <style:table-cell-properties fo:border="2pt solid #FFFFFF" style:vertical-align="middle" fo:wrap-option="wrap" fo:background-color="#DEEAF6" style:repeat-content="false"/>
      <style:paragraph-properties fo:text-align="center"/>
      <style:text-properties fo:color="#000000" style:font-name="Segoe UI Symbol" style:font-name-asian="Segoe UI Symbol" style:font-name-complex="Segoe UI Symbol"/>
    </style:style>
    <style:style style:name="co1" style:family="table-column">
      <style:table-column-properties fo:break-before="auto" style:column-width="2.73402777777778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7.5pt" style:use-optimal-row-height="true" fo:break-before="auto"/>
    </style:style>
    <style:style style:name="ro3" style:family="table-row">
      <style:table-row-properties style:row-height="29.5pt" style:use-optimal-row-height="tru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44pt" style:use-optimal-row-height="true" fo:break-before="auto"/>
    </style:style>
    <style:style style:name="ro7" style:family="table-row">
      <style:table-row-properties style:row-height="29pt" style:use-optimal-row-height="true" fo:break-before="auto"/>
    </style:style>
    <style:style style:name="ro8" style:family="table-row">
      <style:table-row-properties style:row-height="58.5pt" style:use-optimal-row-height="true" fo:break-before="auto"/>
    </style:style>
    <style:style style:name="ro9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rbeistsrappor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<text:s/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4">
            <text:p>Aufgabe</text:p>
          </table:table-cell>
          <table:table-cell office:value-type="string" table:style-name="ce5">
            <text:p>Person</text:p>
          </table:table-cell>
          <table:table-cell office:value-type="string" table:style-name="ce5">
            <text:p>Bemerkung</text:p>
          </table:table-cell>
          <table:table-cell office:value-type="string" table:style-name="ce5">
            <text:p>Zeitaufwand</text:p>
          </table:table-cell>
          <table:table-cell office:value-type="string" table:style-name="ce5">
            <text:p>Status</text:p>
          </table:table-cell>
          <table:table-cell office:value-type="string" table:style-name="ce6">
            <text:p>Vollendungsdatum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6">
            <text:p>URL-Nummer 1 Diagramm<text:s/></text:p>
          </table:table-cell>
          <table:table-cell office:value-type="string" table:number-columns-spanned="1" table:number-rows-spanned="2" table:style-name="ce23">
            <text:p>Zoe</text:p>
          </table:table-cell>
          <table:table-cell table:number-columns-spanned="1" table:number-rows-spanned="2" table:style-name="ce24"/>
          <table:table-cell office:value-type="string" table:number-columns-spanned="1" table:number-rows-spanned="2" table:style-name="ce23">
            <text:p>30MIn</text:p>
          </table:table-cell>
          <table:table-cell office:value-type="string" table:number-columns-spanned="1" table:number-rows-spanned="2" table:style-name="ce27">
            <text:p>✔️</text:p>
          </table:table-cell>
          <table:table-cell office:value-type="date" office:date-value="2025-10-23T00:00:00" table:number-columns-spanned="1" table:number-rows-spanned="2" table:style-name="ce25">
            <text:p>23.10.2025</text:p>
          </table:table-cell>
          <table:table-cell table:number-columns-repeated="16378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style-name="ce8">
            <text:p>URL Diagramm Nummer 2</text:p>
          </table:table-cell>
          <table:table-cell office:value-type="string" table:style-name="ce10">
            <text:p>Zoe</text:p>
          </table:table-cell>
          <table:table-cell table:style-name="ce9"/>
          <table:table-cell office:value-type="string" table:style-name="ce10">
            <text:p>30min</text:p>
          </table:table-cell>
          <table:table-cell office:value-type="string" table:style-name="ce11">
            <text:p>✔️</text:p>
          </table:table-cell>
          <table:table-cell office:value-type="date" office:date-value="2025-10-31T00:00:00" table:style-name="ce12">
            <text:p>31.10.2025</text:p>
          </table:table-cell>
          <table:table-cell table:number-columns-repeated="16378"/>
        </table:table-row>
        <table:table-row table:style-name="ro6">
          <table:table-cell office:value-type="string" table:style-name="ce8">
            <text:p>Klassen implementieren</text:p>
          </table:table-cell>
          <table:table-cell office:value-type="string" table:style-name="ce10">
            <text:p>Egor</text:p>
          </table:table-cell>
          <table:table-cell table:style-name="ce9"/>
          <table:table-cell office:value-type="string" table:style-name="ce10">
            <text:p>120min</text:p>
          </table:table-cell>
          <table:table-cell office:value-type="string" table:style-name="ce11">
            <text:p>✔️</text:p>
          </table:table-cell>
          <table:table-cell office:value-type="date" office:date-value="2025-10-31T00:00:00" table:style-name="ce12">
            <text:p>31.10.2025</text:p>
          </table:table-cell>
          <table:table-cell table:number-columns-repeated="16378"/>
        </table:table-row>
        <table:table-row table:style-name="ro6">
          <table:table-cell office:value-type="string" table:style-name="ce8">
            <text:p>Speicher Funktion mit JSON</text:p>
          </table:table-cell>
          <table:table-cell office:value-type="string" table:style-name="ce10">
            <text:p>Gian, Egor</text:p>
          </table:table-cell>
          <table:table-cell table:style-name="ce9"/>
          <table:table-cell office:value-type="string" table:style-name="ce10">
            <text:p>120min</text:p>
          </table:table-cell>
          <table:table-cell table:style-name="ce9"/>
          <table:table-cell office:value-type="date" office:date-value="2025-11-06T00:00:00" table:style-name="ce12">
            <text:p>06.11.2025</text:p>
          </table:table-cell>
          <table:table-cell table:number-columns-repeated="16378"/>
        </table:table-row>
        <table:table-row table:style-name="ro3">
          <table:table-cell office:value-type="string" table:style-name="ce8">
            <text:p>Algorithmus<text:s/></text:p>
          </table:table-cell>
          <table:table-cell office:value-type="string" table:style-name="ce10">
            <text:p>Egor</text:p>
          </table:table-cell>
          <table:table-cell table:style-name="ce9"/>
          <table:table-cell office:value-type="string" table:style-name="ce10">
            <text:p>240min</text:p>
          </table:table-cell>
          <table:table-cell table:style-name="ce9"/>
          <table:table-cell office:value-type="date" office:date-value="2025-11-13T00:00:00" table:style-name="ce12">
            <text:p>13.11.2025</text:p>
          </table:table-cell>
          <table:table-cell table:number-columns-repeated="16378"/>
        </table:table-row>
        <table:table-row table:style-name="ro7">
          <table:table-cell office:value-type="string" table:style-name="ce7">
            <text:p>Dokumentation</text:p>
          </table:table-cell>
          <table:table-cell office:value-type="string" table:number-columns-spanned="1" table:number-rows-spanned="2" table:style-name="ce23">
            <text:p>Zoe</text:p>
          </table:table-cell>
          <table:table-cell table:number-columns-spanned="1" table:number-rows-spanned="2" table:style-name="ce24"/>
          <table:table-cell office:value-type="string" table:number-columns-spanned="1" table:number-rows-spanned="2" table:style-name="ce23">
            <text:p>60min</text:p>
          </table:table-cell>
          <table:table-cell table:number-columns-spanned="1" table:number-rows-spanned="2" table:style-name="ce24"/>
          <table:table-cell office:value-type="date" office:date-value="2025-10-31T00:00:00" table:number-columns-spanned="1" table:number-rows-spanned="2" table:style-name="ce25">
            <text:p>31.10.2025</text:p>
          </table:table-cell>
          <table:table-cell table:number-columns-repeated="16378"/>
        </table:table-row>
        <table:table-row table:style-name="ro3">
          <table:table-cell office:value-type="string" table:style-name="ce8">
            <text:p>Vorbereitung<text:s text:c="2"/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style-name="ce8">
            <text:p>Weitere Dokumentation</text:p>
          </table:table-cell>
          <table:table-cell office:value-type="string" table:style-name="ce10">
            <text:p>Zoe</text:p>
          </table:table-cell>
          <table:table-cell table:style-name="ce9"/>
          <table:table-cell office:value-type="string" table:style-name="ce10">
            <text:p>360min</text:p>
          </table:table-cell>
          <table:table-cell table:number-columns-repeated="2" table:style-name="ce9"/>
          <table:table-cell table:number-columns-repeated="16378"/>
        </table:table-row>
        <table:table-row table:style-name="ro8">
          <table:table-cell office:value-type="string" table:style-name="ce8">
            <text:p>URL-Diagramme Schlussversion<text:s/></text:p>
          </table:table-cell>
          <table:table-cell office:value-type="string" table:style-name="ce10">
            <text:p>Zoe</text:p>
          </table:table-cell>
          <table:table-cell table:style-name="ce9"/>
          <table:table-cell office:value-type="string" table:style-name="ce10">
            <text:p>60min</text:p>
          </table:table-cell>
          <table:table-cell table:style-name="ce9"/>
          <table:table-cell office:value-type="date" office:date-value="2025-11-20T00:00:00" table:style-name="ce12">
            <text:p>20.11.2025</text:p>
          </table:table-cell>
          <table:table-cell table:number-columns-repeated="16378"/>
        </table:table-row>
        <table:table-row table:style-name="ro5">
          <table:table-cell table:style-name="ce8"/>
          <table:table-cell table:number-columns-repeated="5" table:style-name="ce9"/>
          <table:table-cell table:number-columns-repeated="16378"/>
        </table:table-row>
        <table:table-row table:number-rows-repeated="1048562" table:style-name="ro9">
          <table:table-cell table:number-columns-repeated="16384"/>
        </table:table-row>
        <table:named-expressions>
          <table:named-range table:name="_Toc213317895" table:cell-range-address="Tabelle1.$A$1" table:base-cell-address="Tabe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41792</meta:initial-creator>
    <dc:creator>41792</dc:creator>
    <meta:creation-date>2025-11-13T09:34:50Z</meta:creation-date>
    <dc:date>2025-11-13T09:36:56Z</dc:date>
    <meta:editing-duration>PT0S</meta:editing-duration>
  </office:meta>
</office:document-meta>
</file>